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TestInitStringFieldAsEmpty.test_public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2.VO2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VO1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2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VO1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TestInitStringFieldAsEmpty.test_privat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VO2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